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5000001888B2CDCF101830B92.png" manifest:media-type="image/png"/>
  <manifest:file-entry manifest:full-path="Pictures/100000000000021000000184FE0240CE47B84569.png" manifest:media-type="image/png"/>
  <manifest:file-entry manifest:full-path="Pictures/1000000000000020000000204B249CA79A42C6D7.png" manifest:media-type="image/png"/>
  <manifest:file-entry manifest:full-path="Pictures/100000000000021000000185619BE5524B737075.png" manifest:media-type="image/png"/>
  <manifest:file-entry manifest:full-path="Pictures/1000000000000210000001855B98C82282483977.pdf" manifest:media-type="application/pdf"/>
  <manifest:file-entry manifest:full-path="Pictures/10000000000002100000018486F28C7212E10691.pdf" manifest:media-type="application/pdf"/>
  <manifest:file-entry manifest:full-path="Pictures/10000000000002150000018850CC564ACB5D7D34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1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5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6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7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8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0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1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2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33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9900" draw:opacity="9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99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99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 draw:fill-gradient-name="Gradient_20_2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5cm" svg:height="3.353cm" svg:x="10cm" svg:y="4.06cm">
          <draw:image xlink:href="Pictures/1000000000000210000001855B98C82282483977.pdf" xlink:type="simple" xlink:show="embed" xlink:actuate="onLoad">
            <text:p/>
          </draw:image>
          <draw:image xlink:href="Pictures/100000000000021000000185619BE5524B737075.png" xlink:type="simple" xlink:show="embed" xlink:actuate="onLoad"/>
        </draw:frame>
        <draw:frame draw:style-name="gr1" draw:text-style-name="P1" draw:layer="layout" svg:width="4.497cm" svg:height="3.304cm" svg:x="2.5cm" svg:y="4.084cm">
          <draw:image xlink:href="Pictures/10000000000002100000018486F28C7212E10691.pdf" xlink:type="simple" xlink:show="embed" xlink:actuate="onLoad">
            <text:p/>
          </draw:image>
          <draw:image xlink:href="Pictures/100000000000021000000184FE0240CE47B84569.png" xlink:type="simple" xlink:show="embed" xlink:actuate="onLoad"/>
        </draw:frame>
        <draw:frame draw:style-name="gr1" draw:text-style-name="P1" draw:layer="layout" svg:width="4.6cm" svg:height="3.383cm" svg:x="17.45cm" svg:y="4.134cm">
          <draw:image xlink:href="Pictures/10000000000002150000018850CC564ACB5D7D34.pdf" xlink:type="simple" xlink:show="embed" xlink:actuate="onLoad">
            <text:p/>
          </draw:image>
          <draw:image xlink:href="Pictures/1000000000000215000001888B2CDCF101830B92.png" xlink:type="simple" xlink:show="embed" xlink:actuate="onLoad"/>
        </draw:frame>
        <draw:custom-shape draw:style-name="gr2" draw:text-style-name="P2" draw:layer="layout" svg:width="2cm" svg:height="1cm" svg:x="7.5cm" svg:y="5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356cm" svg:height="0.887cm" svg:x="7.307cm" svg:y="6.376cm">
          <draw:text-box>
            <text:p text:style-name="P3"><text:span text:style-name="T1">Downsampling</text:span></text:p>
            <text:p text:style-name="P3"><text:span text:style-name="T1">Pooling</text:span></text:p>
          </draw:text-box>
        </draw:frame>
        <draw:frame draw:style-name="gr3" draw:text-style-name="P4" draw:layer="layout" svg:width="3.076cm" svg:height="1.205cm" svg:x="3.214cm" svg:y="7.545cm">
          <draw:text-box>
            <text:p text:style-name="P3"><text:span text:style-name="T1">Graph Convolutions</text:span></text:p>
            <text:p text:style-name="P3"><text:span text:style-name="T1">Non-linearity (ReLU)</text:span></text:p>
            <text:p text:style-name="P3"><text:span text:style-name="T1">Batch Normalization</text:span></text:p>
          </draw:text-box>
        </draw:frame>
        <draw:frame draw:style-name="gr3" draw:text-style-name="P4" draw:layer="layout" svg:width="3.076cm" svg:height="1.205cm" svg:x="10.732cm" svg:y="7.521cm">
          <draw:text-box>
            <text:p text:style-name="P3"><text:span text:style-name="T1">Graph Convolutions</text:span></text:p>
            <text:p text:style-name="P3"><text:span text:style-name="T1">Non-linearity (ReLU)</text:span></text:p>
            <text:p text:style-name="P3"><text:span text:style-name="T1">Batch Normalization</text:span></text:p>
          </draw:text-box>
        </draw:frame>
        <draw:custom-shape draw:style-name="gr2" draw:text-style-name="P2" draw:layer="layout" svg:width="2cm" svg:height="1cm" svg:x="14.993cm" svg:y="5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356cm" svg:height="0.887cm" svg:x="14.8cm" svg:y="6.376cm">
          <draw:text-box>
            <text:p text:style-name="P3"><text:span text:style-name="T1">Downsampling</text:span></text:p>
            <text:p text:style-name="P3"><text:span text:style-name="T1">Pooling</text:span></text:p>
          </draw:text-box>
        </draw:frame>
        <draw:frame draw:style-name="gr3" draw:text-style-name="P4" draw:layer="layout" svg:width="3.076cm" svg:height="1.205cm" svg:x="18.224cm" svg:y="7.522cm">
          <draw:text-box>
            <text:p text:style-name="P3"><text:span text:style-name="T1">Graph Convolutions</text:span></text:p>
            <text:p text:style-name="P3"><text:span text:style-name="T1">Non-linearity (ReLU)</text:span></text:p>
            <text:p text:style-name="P3"><text:span text:style-name="T1">Batch Normalization</text:span></text:p>
          </draw:text-box>
        </draw:frame>
        <draw:custom-shape draw:style-name="gr4" draw:text-style-name="P5" draw:layer="layout" svg:width="0.293cm" svg:height="0.293cm" svg:x="25.00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93cm" svg:height="0.293cm" svg:x="25.007cm" svg:y="5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93cm" svg:height="0.293cm" svg:x="22.956cm" svg:y="4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93cm" svg:height="0.293cm" svg:x="22.956cm" svg:y="5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93cm" svg:height="0.293cm" svg:x="22.956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93cm" svg:height="0.293cm" svg:x="22.956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93cm" svg:height="0.293cm" svg:x="22.956cm" svg:y="6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93cm" svg:height="0.293cm" svg:x="22.95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2" draw:id="id2" draw:layer="layout" svg:width="0.001cm" svg:height="0.001cm" svg:x="24.913cm" svg:y="5.26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4" draw:id="id4" draw:layer="layout" svg:width="0.001cm" svg:height="0.001cm" svg:x="24.913cm" svg:y="6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7" draw:id="id7" draw:layer="layout" svg:width="0.001cm" svg:height="0.001cm" svg:x="23.331cm" svg:y="7.01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8" draw:id="id8" draw:layer="layout" svg:width="0.001cm" svg:height="0.001cm" svg:x="23.331cm" svg:y="6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5" draw:id="id5" draw:layer="layout" svg:width="0.001cm" svg:height="0.001cm" svg:x="23.331cm" svg:y="5.83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6" draw:id="id6" draw:layer="layout" svg:width="0.001cm" svg:height="0.001cm" svg:x="23.331cm" svg:y="5.26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" draw:id="id1" draw:layer="layout" svg:width="0.001cm" svg:height="0.001cm" svg:x="23.331cm" svg:y="4.67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3" draw:id="id3" draw:layer="layout" svg:width="0.001cm" svg:height="0.001cm" svg:x="23.331cm" svg:y="4.0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line" svg:x1="23.332cm" svg:y1="4.676cm" svg:x2="24.914cm" svg:y2="5.263cm" draw:start-shape="id1" draw:start-glue-point="4" draw:end-shape="id2" draw:end-glue-point="4" svg:d="M23332 4676l1582 587" svg:viewBox="0 0 1583 588">
          <text:p/>
        </draw:connector>
        <draw:connector draw:style-name="gr21" draw:text-style-name="P9" draw:layer="layout" draw:type="line" svg:x1="23.332cm" svg:y1="4.091cm" svg:x2="24.914cm" svg:y2="6.434cm" draw:start-shape="id3" draw:start-glue-point="4" draw:end-shape="id4" draw:end-glue-point="4" svg:d="M23332 4091l1582 2343" svg:viewBox="0 0 1583 2344">
          <text:p/>
        </draw:connector>
        <draw:connector draw:style-name="gr22" draw:text-style-name="P9" draw:layer="layout" draw:type="line" svg:x1="23.332cm" svg:y1="4.091cm" svg:x2="24.914cm" svg:y2="5.263cm" draw:start-shape="id3" draw:start-glue-point="4" draw:end-shape="id2" draw:end-glue-point="4" svg:d="M23332 4091l1582 1172" svg:viewBox="0 0 1583 1173">
          <text:p/>
        </draw:connector>
        <draw:connector draw:style-name="gr23" draw:text-style-name="P9" draw:layer="layout" draw:type="line" svg:x1="23.332cm" svg:y1="5.837cm" svg:x2="24.914cm" svg:y2="5.263cm" draw:start-shape="id5" draw:start-glue-point="4" draw:end-shape="id2" draw:end-glue-point="4" svg:d="M23332 5837l1582-574" svg:viewBox="0 0 1583 575">
          <text:p/>
        </draw:connector>
        <draw:connector draw:style-name="gr24" draw:text-style-name="P9" draw:layer="layout" draw:type="line" svg:x1="23.332cm" svg:y1="5.262cm" svg:x2="24.914cm" svg:y2="5.263cm" draw:start-shape="id6" draw:start-glue-point="4" draw:end-shape="id2" draw:end-glue-point="4" svg:d="M23332 5262l1582 1" svg:viewBox="0 0 1583 2">
          <text:p/>
        </draw:connector>
        <draw:connector draw:style-name="gr25" draw:text-style-name="P9" draw:layer="layout" draw:type="line" svg:x1="23.332cm" svg:y1="5.837cm" svg:x2="24.914cm" svg:y2="6.434cm" draw:start-shape="id5" draw:start-glue-point="4" draw:end-shape="id4" draw:end-glue-point="4" svg:d="M23332 5837l1582 597" svg:viewBox="0 0 1583 598">
          <text:p/>
        </draw:connector>
        <draw:connector draw:style-name="gr26" draw:text-style-name="P9" draw:layer="layout" draw:type="line" svg:x1="23.332cm" svg:y1="5.262cm" svg:x2="24.914cm" svg:y2="6.434cm" draw:start-shape="id6" draw:start-glue-point="4" draw:end-shape="id4" draw:end-glue-point="4" svg:d="M23332 5262l1582 1172" svg:viewBox="0 0 1583 1173">
          <text:p/>
        </draw:connector>
        <draw:connector draw:style-name="gr27" draw:text-style-name="P9" draw:layer="layout" draw:type="line" svg:x1="23.332cm" svg:y1="7.02cm" svg:x2="24.914cm" svg:y2="6.434cm" draw:start-shape="id7" draw:start-glue-point="4" draw:end-shape="id4" draw:end-glue-point="4" svg:d="M23332 7020l1582-586" svg:viewBox="0 0 1583 587">
          <text:p/>
        </draw:connector>
        <draw:connector draw:style-name="gr28" draw:text-style-name="P9" draw:layer="layout" draw:type="line" svg:x1="23.332cm" svg:y1="7.02cm" svg:x2="24.914cm" svg:y2="5.263cm" draw:start-shape="id7" draw:start-glue-point="4" draw:end-shape="id2" draw:end-glue-point="4" svg:d="M23332 7020l1582-1757" svg:viewBox="0 0 1583 1758">
          <text:p/>
        </draw:connector>
        <draw:connector draw:style-name="gr29" draw:text-style-name="P9" draw:layer="layout" draw:type="line" svg:x1="24.914cm" svg:y1="6.434cm" svg:x2="23.332cm" svg:y2="6.434cm" draw:start-shape="id4" draw:start-glue-point="4" draw:end-shape="id8" draw:end-glue-point="4" svg:d="M24914 6434h-1582" svg:viewBox="0 0 1583 1">
          <text:p/>
        </draw:connector>
        <draw:connector draw:style-name="gr30" draw:text-style-name="P9" draw:layer="layout" draw:type="line" svg:x1="24.914cm" svg:y1="5.263cm" svg:x2="23.332cm" svg:y2="6.434cm" draw:start-shape="id2" draw:start-glue-point="4" draw:end-shape="id8" draw:end-glue-point="4" svg:d="M24914 5263l-1582 1171" svg:viewBox="0 0 1583 1172">
          <text:p/>
        </draw:connector>
        <draw:connector draw:style-name="gr31" draw:text-style-name="P9" draw:layer="layout" draw:type="line" svg:x1="23.332cm" svg:y1="4.676cm" svg:x2="24.914cm" svg:y2="6.434cm" draw:start-shape="id1" draw:start-glue-point="4" draw:end-shape="id4" draw:end-glue-point="4" svg:d="M23332 4676l1582 1758" svg:viewBox="0 0 1583 1759">
          <text:p/>
        </draw:connector>
        <draw:custom-shape draw:style-name="gr32" draw:text-style-name="P5" draw:layer="layout" svg:width="0.293cm" svg:height="0.293cm" svg:x="22.956cm" svg:y="7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xml:id="id9" draw:id="id9" draw:layer="layout" svg:width="0.001cm" svg:height="0.001cm" svg:x="23.331cm" svg:y="7.6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9" draw:layer="layout" draw:type="line" svg:x1="23.332cm" svg:y1="7.606cm" svg:x2="24.914cm" svg:y2="6.434cm" draw:start-shape="id9" draw:start-glue-point="4" draw:end-shape="id4" draw:end-glue-point="4" svg:d="M23332 7606l1582-1172" svg:viewBox="0 0 1583 1173">
          <text:p/>
        </draw:connector>
        <draw:connector draw:style-name="gr35" draw:text-style-name="P9" draw:layer="layout" draw:type="line" svg:x1="23.332cm" svg:y1="7.606cm" svg:x2="24.914cm" svg:y2="5.263cm" draw:start-shape="id9" draw:start-glue-point="4" draw:end-shape="id2" draw:end-glue-point="4" svg:d="M23332 7606l1582-2343" svg:viewBox="0 0 1583 2344">
          <text:p/>
        </draw:connector>
        <draw:frame draw:style-name="gr3" draw:text-style-name="P4" draw:layer="layout" svg:width="3.33cm" svg:height="0.887cm" svg:x="22.37cm" svg:y="7.85cm">
          <draw:text-box>
            <text:p text:style-name="P3"><text:span text:style-name="T1">Fully connected layers</text:span></text:p>
            <text:p text:style-name="P3"><text:span text:style-name="T1">Softma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03:36:20.320364687</meta:creation-date>
    <dc:date>2018-06-07T03:56:44.205049627</dc:date>
    <meta:editing-duration>PT19M22S</meta:editing-duration>
    <meta:editing-cycles>4</meta:editing-cycles>
    <meta:generator>LibreOffice/5.4.6.2$Linux_X86_64 LibreOffice_project/40m0$Build-2</meta:generator>
    <meta:document-statistic meta:object-count="43"/>
  </office:meta>
</office:document-meta>
</file>